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008in" svg:y="0.0394in">
            <draw:object draw:notify-on-update-of-ranges="Sheet1.A1:Sheet1.A48 Sheet1.B1:Sheet1.B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914469134" calcext:value-type="float">
            <text:p>1.914469134</text:p>
          </table:table-cell>
          <table:table-cell office:value-type="float" office:value="31.3402806733368" calcext:value-type="float">
            <text:p>31.3402806733</text:p>
          </table:table-cell>
        </table:table-row>
        <table:table-row table:style-name="ro1">
          <table:table-cell office:value-type="float" office:value="2.51781440200011" calcext:value-type="float">
            <text:p>2.517814402</text:p>
          </table:table-cell>
          <table:table-cell office:value-type="float" office:value="99.4455466583503" calcext:value-type="float">
            <text:p>99.4455466584</text:p>
          </table:table-cell>
        </table:table-row>
        <table:table-row table:style-name="ro1">
          <table:table-cell office:value-type="float" office:value="2.91469110000003" calcext:value-type="float">
            <text:p>2.9146911</text:p>
          </table:table-cell>
          <table:table-cell office:value-type="float" office:value="151.180455547967" calcext:value-type="float">
            <text:p>151.180455548</text:p>
          </table:table-cell>
        </table:table-row>
        <table:table-row table:style-name="ro1">
          <table:table-cell office:value-type="float" office:value="3.23424595799997" calcext:value-type="float">
            <text:p>3.234245958</text:p>
          </table:table-cell>
          <table:table-cell office:value-type="float" office:value="187.761188722125" calcext:value-type="float">
            <text:p>187.7611887221</text:p>
          </table:table-cell>
        </table:table-row>
        <table:table-row table:style-name="ro1">
          <table:table-cell office:value-type="float" office:value="3.51302144800002" calcext:value-type="float">
            <text:p>3.513021448</text:p>
          </table:table-cell>
          <table:table-cell office:value-type="float" office:value="215.226955569123" calcext:value-type="float">
            <text:p>215.2269555691</text:p>
          </table:table-cell>
        </table:table-row>
        <table:table-row table:style-name="ro1">
          <table:table-cell office:value-type="float" office:value="3.76536618199998" calcext:value-type="float">
            <text:p>3.765366182</text:p>
          </table:table-cell>
          <table:table-cell office:value-type="float" office:value="237.769970662471" calcext:value-type="float">
            <text:p>237.7699706625</text:p>
          </table:table-cell>
        </table:table-row>
        <table:table-row table:style-name="ro1">
          <table:table-cell office:value-type="float" office:value="4.00241011200001" calcext:value-type="float">
            <text:p>4.002410112</text:p>
          </table:table-cell>
          <table:table-cell office:value-type="float" office:value="253.117639418116" calcext:value-type="float">
            <text:p>253.1176394181</text:p>
          </table:table-cell>
        </table:table-row>
        <table:table-row table:style-name="ro1">
          <table:table-cell office:value-type="float" office:value="4.22502699200004" calcext:value-type="float">
            <text:p>4.225026992</text:p>
          </table:table-cell>
          <table:table-cell office:value-type="float" office:value="269.521340879413" calcext:value-type="float">
            <text:p>269.5213408794</text:p>
          </table:table-cell>
        </table:table-row>
        <table:table-row table:style-name="ro1">
          <table:table-cell office:value-type="float" office:value="4.43826247099992" calcext:value-type="float">
            <text:p>4.438262471</text:p>
          </table:table-cell>
          <table:table-cell office:value-type="float" office:value="281.379066379636" calcext:value-type="float">
            <text:p>281.3790663796</text:p>
          </table:table-cell>
        </table:table-row>
        <table:table-row table:style-name="ro1">
          <table:table-cell office:value-type="float" office:value="4.64356614000008" calcext:value-type="float">
            <text:p>4.64356614</text:p>
          </table:table-cell>
          <table:table-cell office:value-type="float" office:value="292.250013320286" calcext:value-type="float">
            <text:p>292.2500133203</text:p>
          </table:table-cell>
        </table:table-row>
        <table:table-row table:style-name="ro1">
          <table:table-cell office:value-type="float" office:value="4.84295347800003" calcext:value-type="float">
            <text:p>4.842953478</text:p>
          </table:table-cell>
          <table:table-cell office:value-type="float" office:value="300.921816810728" calcext:value-type="float">
            <text:p>300.9218168107</text:p>
          </table:table-cell>
        </table:table-row>
        <table:table-row table:style-name="ro1">
          <table:table-cell office:value-type="float" office:value="5.03542953200008" calcext:value-type="float">
            <text:p>5.035429532</text:p>
          </table:table-cell>
          <table:table-cell office:value-type="float" office:value="311.727088918725" calcext:value-type="float">
            <text:p>311.7270889187</text:p>
          </table:table-cell>
        </table:table-row>
        <table:table-row table:style-name="ro1">
          <table:table-cell office:value-type="float" office:value="5.22343806399999" calcext:value-type="float">
            <text:p>5.223438064</text:p>
          </table:table-cell>
          <table:table-cell office:value-type="float" office:value="319.134452898275" calcext:value-type="float">
            <text:p>319.1344528983</text:p>
          </table:table-cell>
        </table:table-row>
        <table:table-row table:style-name="ro1">
          <table:table-cell office:value-type="float" office:value="5.40682073900007" calcext:value-type="float">
            <text:p>5.406820739</text:p>
          </table:table-cell>
          <table:table-cell office:value-type="float" office:value="327.184669980277" calcext:value-type="float">
            <text:p>327.1846699803</text:p>
          </table:table-cell>
        </table:table-row>
        <table:table-row table:style-name="ro1">
          <table:table-cell office:value-type="float" office:value="5.58644568799991" calcext:value-type="float">
            <text:p>5.586445688</text:p>
          </table:table-cell>
          <table:table-cell office:value-type="float" office:value="334.029322396923" calcext:value-type="float">
            <text:p>334.0293223969</text:p>
          </table:table-cell>
        </table:table-row>
        <table:table-row table:style-name="ro1">
          <table:table-cell office:value-type="float" office:value="5.762234003" calcext:value-type="float">
            <text:p>5.762234003</text:p>
          </table:table-cell>
          <table:table-cell office:value-type="float" office:value="341.31961501519" calcext:value-type="float">
            <text:p>341.3196150152</text:p>
          </table:table-cell>
        </table:table-row>
        <table:table-row table:style-name="ro1">
          <table:table-cell office:value-type="float" office:value="5.93492787600007" calcext:value-type="float">
            <text:p>5.934927876</text:p>
          </table:table-cell>
          <table:table-cell office:value-type="float" office:value="347.435603577987" calcext:value-type="float">
            <text:p>347.435603578</text:p>
          </table:table-cell>
        </table:table-row>
        <table:table-row table:style-name="ro1">
          <table:table-cell office:value-type="float" office:value="6.10473392199992" calcext:value-type="float">
            <text:p>6.104733922</text:p>
          </table:table-cell>
          <table:table-cell office:value-type="float" office:value="353.344309071618" calcext:value-type="float">
            <text:p>353.3443090716</text:p>
          </table:table-cell>
        </table:table-row>
        <table:table-row table:style-name="ro1">
          <table:table-cell office:value-type="float" office:value="6.27218688400012" calcext:value-type="float">
            <text:p>6.272186884</text:p>
          </table:table-cell>
          <table:table-cell office:value-type="float" office:value="358.309577109357" calcext:value-type="float">
            <text:p>358.3095771094</text:p>
          </table:table-cell>
        </table:table-row>
        <table:table-row table:style-name="ro1">
          <table:table-cell office:value-type="float" office:value="6.43682149799997" calcext:value-type="float">
            <text:p>6.436821498</text:p>
          </table:table-cell>
          <table:table-cell office:value-type="float" office:value="364.443409209525" calcext:value-type="float">
            <text:p>364.4434092095</text:p>
          </table:table-cell>
        </table:table-row>
        <table:table-row table:style-name="ro1">
          <table:table-cell office:value-type="float" office:value="6.59998121000012" calcext:value-type="float">
            <text:p>6.59998121</text:p>
          </table:table-cell>
          <table:table-cell office:value-type="float" office:value="367.737839595747" calcext:value-type="float">
            <text:p>367.7378395957</text:p>
          </table:table-cell>
        </table:table-row>
        <table:table-row table:style-name="ro1">
          <table:table-cell office:value-type="float" office:value="6.76093184799993" calcext:value-type="float">
            <text:p>6.760931848</text:p>
          </table:table-cell>
          <table:table-cell office:value-type="float" office:value="372.785101976875" calcext:value-type="float">
            <text:p>372.7851019769</text:p>
          </table:table-cell>
        </table:table-row>
        <table:table-row table:style-name="ro1">
          <table:table-cell office:value-type="float" office:value="6.92018258100006" calcext:value-type="float">
            <text:p>6.920182581</text:p>
          </table:table-cell>
          <table:table-cell office:value-type="float" office:value="376.764356870803" calcext:value-type="float">
            <text:p>376.7643568708</text:p>
          </table:table-cell>
        </table:table-row>
        <table:table-row table:style-name="ro1">
          <table:table-cell office:value-type="float" office:value="7.07741991900002" calcext:value-type="float">
            <text:p>7.077419919</text:p>
          </table:table-cell>
          <table:table-cell office:value-type="float" office:value="381.588754701607" calcext:value-type="float">
            <text:p>381.5887547016</text:p>
          </table:table-cell>
        </table:table-row>
        <table:table-row table:style-name="ro1">
          <table:table-cell office:value-type="float" office:value="7.23264959199992" calcext:value-type="float">
            <text:p>7.232649592</text:p>
          </table:table-cell>
          <table:table-cell office:value-type="float" office:value="386.524037836766" calcext:value-type="float">
            <text:p>386.5240378368</text:p>
          </table:table-cell>
        </table:table-row>
        <table:table-row table:style-name="ro1">
          <table:table-cell office:value-type="float" office:value="7.38680910199992" calcext:value-type="float">
            <text:p>7.386809102</text:p>
          </table:table-cell>
          <table:table-cell office:value-type="float" office:value="389.207256821199" calcext:value-type="float">
            <text:p>389.2072568212</text:p>
          </table:table-cell>
        </table:table-row>
        <table:table-row table:style-name="ro1">
          <table:table-cell office:value-type="float" office:value="7.53905553000004" calcext:value-type="float">
            <text:p>7.53905553</text:p>
          </table:table-cell>
          <table:table-cell office:value-type="float" office:value="394.097916044049" calcext:value-type="float">
            <text:p>394.0979160441</text:p>
          </table:table-cell>
        </table:table-row>
        <table:table-row table:style-name="ro1">
          <table:table-cell office:value-type="float" office:value="7.69031711000002" calcext:value-type="float">
            <text:p>7.69031711</text:p>
          </table:table-cell>
          <table:table-cell office:value-type="float" office:value="396.663845505297" calcext:value-type="float">
            <text:p>396.6638455053</text:p>
          </table:table-cell>
        </table:table-row>
        <table:table-row table:style-name="ro1">
          <table:table-cell office:value-type="float" office:value="7.84008107799991" calcext:value-type="float">
            <text:p>7.840081078</text:p>
          </table:table-cell>
          <table:table-cell office:value-type="float" office:value="400.630410647538" calcext:value-type="float">
            <text:p>400.6304106475</text:p>
          </table:table-cell>
        </table:table-row>
        <table:table-row table:style-name="ro1">
          <table:table-cell office:value-type="float" office:value="7.98870202000012" calcext:value-type="float">
            <text:p>7.98870202</text:p>
          </table:table-cell>
          <table:table-cell office:value-type="float" office:value="403.711611516474" calcext:value-type="float">
            <text:p>403.7116115165</text:p>
          </table:table-cell>
        </table:table-row>
        <table:table-row table:style-name="ro1">
          <table:table-cell office:value-type="float" office:value="8.13658873899999" calcext:value-type="float">
            <text:p>8.136588739</text:p>
          </table:table-cell>
          <table:table-cell office:value-type="float" office:value="405.715945324694" calcext:value-type="float">
            <text:p>405.7159453247</text:p>
          </table:table-cell>
        </table:table-row>
        <table:table-row table:style-name="ro1">
          <table:table-cell office:value-type="float" office:value="8.28302519099998" calcext:value-type="float">
            <text:p>8.283025191</text:p>
          </table:table-cell>
          <table:table-cell office:value-type="float" office:value="409.734046274247" calcext:value-type="float">
            <text:p>409.7340462742</text:p>
          </table:table-cell>
        </table:table-row>
        <table:table-row table:style-name="ro1">
          <table:table-cell office:value-type="float" office:value="8.42830538699991" calcext:value-type="float">
            <text:p>8.428305387</text:p>
          </table:table-cell>
          <table:table-cell office:value-type="float" office:value="412.995037534425" calcext:value-type="float">
            <text:p>412.9950375344</text:p>
          </table:table-cell>
        </table:table-row>
        <table:table-row table:style-name="ro1">
          <table:table-cell office:value-type="float" office:value="8.57232385800012" calcext:value-type="float">
            <text:p>8.572323858</text:p>
          </table:table-cell>
          <table:table-cell office:value-type="float" office:value="416.613227340215" calcext:value-type="float">
            <text:p>416.6132273402</text:p>
          </table:table-cell>
        </table:table-row>
        <table:table-row table:style-name="ro1">
          <table:table-cell office:value-type="float" office:value="8.71495471799994" calcext:value-type="float">
            <text:p>8.714954718</text:p>
          </table:table-cell>
          <table:table-cell office:value-type="float" office:value="420.66632704923" calcext:value-type="float">
            <text:p>420.6663270492</text:p>
          </table:table-cell>
        </table:table-row>
        <table:table-row table:style-name="ro1">
          <table:table-cell office:value-type="float" office:value="8.85728880500005" calcext:value-type="float">
            <text:p>8.857288805</text:p>
          </table:table-cell>
          <table:table-cell office:value-type="float" office:value="421.543435339943" calcext:value-type="float">
            <text:p>421.5434353399</text:p>
          </table:table-cell>
        </table:table-row>
        <table:table-row table:style-name="ro1">
          <table:table-cell office:value-type="float" office:value="8.9975373100001" calcext:value-type="float">
            <text:p>8.99753731</text:p>
          </table:table-cell>
          <table:table-cell office:value-type="float" office:value="427.812046909026" calcext:value-type="float">
            <text:p>427.812046909</text:p>
          </table:table-cell>
        </table:table-row>
        <table:table-row table:style-name="ro1">
          <table:table-cell office:value-type="float" office:value="9.13779899099995" calcext:value-type="float">
            <text:p>9.137798991</text:p>
          </table:table-cell>
          <table:table-cell office:value-type="float" office:value="427.771858801988" calcext:value-type="float">
            <text:p>427.771858802</text:p>
          </table:table-cell>
        </table:table-row>
        <table:table-row table:style-name="ro1">
          <table:table-cell office:value-type="float" office:value="9.27735238800005" calcext:value-type="float">
            <text:p>9.277352388</text:p>
          </table:table-cell>
          <table:table-cell office:value-type="float" office:value="429.94295581323" calcext:value-type="float">
            <text:p>429.9429558132</text:p>
          </table:table-cell>
        </table:table-row>
        <table:table-row table:style-name="ro1">
          <table:table-cell office:value-type="float" office:value="9.41523775600012" calcext:value-type="float">
            <text:p>9.415237756</text:p>
          </table:table-cell>
          <table:table-cell office:value-type="float" office:value="435.144068368222" calcext:value-type="float">
            <text:p>435.1440683682</text:p>
          </table:table-cell>
        </table:table-row>
        <table:table-row table:style-name="ro1">
          <table:table-cell office:value-type="float" office:value="9.5535618240001" calcext:value-type="float">
            <text:p>9.553561824</text:p>
          </table:table-cell>
          <table:table-cell office:value-type="float" office:value="433.763992539687" calcext:value-type="float">
            <text:p>433.7639925397</text:p>
          </table:table-cell>
        </table:table-row>
        <table:table-row table:style-name="ro1">
          <table:table-cell office:value-type="float" office:value="9.69069536500001" calcext:value-type="float">
            <text:p>9.690695365</text:p>
          </table:table-cell>
          <table:table-cell office:value-type="float" office:value="437.529721485414" calcext:value-type="float">
            <text:p>437.5297214854</text:p>
          </table:table-cell>
        </table:table-row>
        <table:table-row table:style-name="ro1">
          <table:table-cell office:value-type="float" office:value="9.8276138010001" calcext:value-type="float">
            <text:p>9.827613801</text:p>
          </table:table-cell>
          <table:table-cell office:value-type="float" office:value="438.217100288538" calcext:value-type="float">
            <text:p>438.2171002885</text:p>
          </table:table-cell>
        </table:table-row>
        <table:table-row table:style-name="ro1">
          <table:table-cell office:value-type="float" office:value="9.96356869100009" calcext:value-type="float">
            <text:p>9.963568691</text:p>
          </table:table-cell>
          <table:table-cell office:value-type="float" office:value="441.322853484732" calcext:value-type="float">
            <text:p>441.3228534847</text:p>
          </table:table-cell>
        </table:table-row>
        <table:table-row table:style-name="ro1">
          <table:table-cell office:value-type="float" office:value="10.0988936809999" calcext:value-type="float">
            <text:p>10.098893681</text:p>
          </table:table-cell>
          <table:table-cell office:value-type="float" office:value="443.377088001772" calcext:value-type="float">
            <text:p>443.3770880018</text:p>
          </table:table-cell>
        </table:table-row>
        <table:table-row table:style-name="ro1">
          <table:table-cell office:value-type="float" office:value="10.2335940329999" calcext:value-type="float">
            <text:p>10.233594033</text:p>
          </table:table-cell>
          <table:table-cell office:value-type="float" office:value="445.433134428692" calcext:value-type="float">
            <text:p>445.4331344287</text:p>
          </table:table-cell>
        </table:table-row>
        <table:table-row table:style-name="ro1">
          <table:table-cell office:value-type="float" office:value="10.3680975090001" calcext:value-type="float">
            <text:p>10.368097509</text:p>
          </table:table-cell>
          <table:table-cell office:value-type="float" office:value="446.08512571017" calcext:value-type="float">
            <text:p>446.0851257102</text:p>
          </table:table-cell>
        </table:table-row>
        <table:table-row table:style-name="ro1">
          <table:table-cell office:value-type="float" office:value="10.501402178" calcext:value-type="float">
            <text:p>10.501402178</text:p>
          </table:table-cell>
          <table:table-cell office:value-type="float" office:value="450.096762927584" calcext:value-type="float">
            <text:p>450.0967629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22T16:31:51.826135179</dc:date>
    <meta:editing-duration>PT2M8S</meta:editing-duration>
    <meta:editing-cycles>1</meta:editing-cycles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48" svg:x="0.32cm" svg:y="0.18cm" svg:width="12.965cm" svg:height="8.64cm">
          <chartooo:coordinate-region svg:x="1.206cm" svg:y="0.38cm" svg:width="11.86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8" chart:class="chart:scatter">
            <chart:domain table:cell-range-address="Sheet1.A1:Sheet1.A48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14469134">
                <text:p>1.914469134</text:p>
                <draw:g>
                  <svg:desc>Sheet1.A1:Sheet1.A48</svg:desc>
                </draw:g>
              </table:table-cell>
              <table:table-cell office:value-type="float" office:value="31.3402806733368">
                <text:p>31.3402806733368</text:p>
                <draw:g>
                  <svg:desc>Sheet1.B1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1781440200011">
                <text:p>2.51781440200011</text:p>
              </table:table-cell>
              <table:table-cell office:value-type="float" office:value="99.4455466583503">
                <text:p>99.4455466583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469110000003">
                <text:p>2.91469110000003</text:p>
              </table:table-cell>
              <table:table-cell office:value-type="float" office:value="151.180455547967">
                <text:p>151.180455547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3424595799997">
                <text:p>3.23424595799997</text:p>
              </table:table-cell>
              <table:table-cell office:value-type="float" office:value="187.761188722125">
                <text:p>187.761188722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1302144800002">
                <text:p>3.51302144800002</text:p>
              </table:table-cell>
              <table:table-cell office:value-type="float" office:value="215.226955569123">
                <text:p>215.226955569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6536618199998">
                <text:p>3.76536618199998</text:p>
              </table:table-cell>
              <table:table-cell office:value-type="float" office:value="237.769970662471">
                <text:p>237.769970662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0241011200001">
                <text:p>4.00241011200001</text:p>
              </table:table-cell>
              <table:table-cell office:value-type="float" office:value="253.117639418116">
                <text:p>253.117639418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2502699200004">
                <text:p>4.22502699200004</text:p>
              </table:table-cell>
              <table:table-cell office:value-type="float" office:value="269.521340879413">
                <text:p>269.521340879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3826247099992">
                <text:p>4.43826247099992</text:p>
              </table:table-cell>
              <table:table-cell office:value-type="float" office:value="281.379066379636">
                <text:p>281.379066379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4356614000008">
                <text:p>4.64356614000008</text:p>
              </table:table-cell>
              <table:table-cell office:value-type="float" office:value="292.250013320286">
                <text:p>292.250013320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4295347800003">
                <text:p>4.84295347800003</text:p>
              </table:table-cell>
              <table:table-cell office:value-type="float" office:value="300.921816810728">
                <text:p>300.921816810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3542953200008">
                <text:p>5.03542953200008</text:p>
              </table:table-cell>
              <table:table-cell office:value-type="float" office:value="311.727088918725">
                <text:p>311.727088918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2343806399999">
                <text:p>5.22343806399999</text:p>
              </table:table-cell>
              <table:table-cell office:value-type="float" office:value="319.134452898275">
                <text:p>319.134452898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0682073900007">
                <text:p>5.40682073900007</text:p>
              </table:table-cell>
              <table:table-cell office:value-type="float" office:value="327.184669980277">
                <text:p>327.184669980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8644568799991">
                <text:p>5.58644568799991</text:p>
              </table:table-cell>
              <table:table-cell office:value-type="float" office:value="334.029322396923">
                <text:p>334.02932239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62234003">
                <text:p>5.762234003</text:p>
              </table:table-cell>
              <table:table-cell office:value-type="float" office:value="341.31961501519">
                <text:p>341.31961501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3492787600007">
                <text:p>5.93492787600007</text:p>
              </table:table-cell>
              <table:table-cell office:value-type="float" office:value="347.435603577987">
                <text:p>347.435603577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0473392199992">
                <text:p>6.10473392199992</text:p>
              </table:table-cell>
              <table:table-cell office:value-type="float" office:value="353.344309071618">
                <text:p>353.344309071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7218688400012">
                <text:p>6.27218688400012</text:p>
              </table:table-cell>
              <table:table-cell office:value-type="float" office:value="358.309577109357">
                <text:p>358.309577109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3682149799997">
                <text:p>6.43682149799997</text:p>
              </table:table-cell>
              <table:table-cell office:value-type="float" office:value="364.443409209525">
                <text:p>364.443409209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9998121000012">
                <text:p>6.59998121000012</text:p>
              </table:table-cell>
              <table:table-cell office:value-type="float" office:value="367.737839595747">
                <text:p>367.737839595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6093184799993">
                <text:p>6.76093184799993</text:p>
              </table:table-cell>
              <table:table-cell office:value-type="float" office:value="372.785101976875">
                <text:p>372.78510197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2018258100006">
                <text:p>6.92018258100006</text:p>
              </table:table-cell>
              <table:table-cell office:value-type="float" office:value="376.764356870803">
                <text:p>376.764356870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7741991900002">
                <text:p>7.07741991900002</text:p>
              </table:table-cell>
              <table:table-cell office:value-type="float" office:value="381.588754701607">
                <text:p>381.588754701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3264959199992">
                <text:p>7.23264959199992</text:p>
              </table:table-cell>
              <table:table-cell office:value-type="float" office:value="386.524037836766">
                <text:p>386.524037836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8680910199992">
                <text:p>7.38680910199992</text:p>
              </table:table-cell>
              <table:table-cell office:value-type="float" office:value="389.207256821199">
                <text:p>389.207256821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3905553000004">
                <text:p>7.53905553000004</text:p>
              </table:table-cell>
              <table:table-cell office:value-type="float" office:value="394.097916044049">
                <text:p>394.097916044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9031711000002">
                <text:p>7.69031711000002</text:p>
              </table:table-cell>
              <table:table-cell office:value-type="float" office:value="396.663845505297">
                <text:p>396.663845505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84008107799991">
                <text:p>7.84008107799991</text:p>
              </table:table-cell>
              <table:table-cell office:value-type="float" office:value="400.630410647538">
                <text:p>400.630410647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870202000012">
                <text:p>7.98870202000012</text:p>
              </table:table-cell>
              <table:table-cell office:value-type="float" office:value="403.711611516474">
                <text:p>403.711611516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13658873899999">
                <text:p>8.13658873899999</text:p>
              </table:table-cell>
              <table:table-cell office:value-type="float" office:value="405.715945324694">
                <text:p>405.71594532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8302519099998">
                <text:p>8.28302519099998</text:p>
              </table:table-cell>
              <table:table-cell office:value-type="float" office:value="409.734046274247">
                <text:p>409.734046274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2830538699991">
                <text:p>8.42830538699991</text:p>
              </table:table-cell>
              <table:table-cell office:value-type="float" office:value="412.995037534425">
                <text:p>412.995037534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7232385800012">
                <text:p>8.57232385800012</text:p>
              </table:table-cell>
              <table:table-cell office:value-type="float" office:value="416.613227340215">
                <text:p>416.613227340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1495471799994">
                <text:p>8.71495471799994</text:p>
              </table:table-cell>
              <table:table-cell office:value-type="float" office:value="420.66632704923">
                <text:p>420.66632704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5728880500005">
                <text:p>8.85728880500005</text:p>
              </table:table-cell>
              <table:table-cell office:value-type="float" office:value="421.543435339943">
                <text:p>421.543435339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9975373100001">
                <text:p>8.9975373100001</text:p>
              </table:table-cell>
              <table:table-cell office:value-type="float" office:value="427.812046909026">
                <text:p>427.8120469090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13779899099995">
                <text:p>9.13779899099995</text:p>
              </table:table-cell>
              <table:table-cell office:value-type="float" office:value="427.771858801988">
                <text:p>427.771858801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27735238800005">
                <text:p>9.27735238800005</text:p>
              </table:table-cell>
              <table:table-cell office:value-type="float" office:value="429.94295581323">
                <text:p>429.94295581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41523775600012">
                <text:p>9.41523775600012</text:p>
              </table:table-cell>
              <table:table-cell office:value-type="float" office:value="435.144068368222">
                <text:p>435.144068368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5535618240001">
                <text:p>9.5535618240001</text:p>
              </table:table-cell>
              <table:table-cell office:value-type="float" office:value="433.763992539687">
                <text:p>433.763992539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69069536500001">
                <text:p>9.69069536500001</text:p>
              </table:table-cell>
              <table:table-cell office:value-type="float" office:value="437.529721485414">
                <text:p>437.529721485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8276138010001">
                <text:p>9.8276138010001</text:p>
              </table:table-cell>
              <table:table-cell office:value-type="float" office:value="438.217100288538">
                <text:p>438.217100288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96356869100009">
                <text:p>9.96356869100009</text:p>
              </table:table-cell>
              <table:table-cell office:value-type="float" office:value="441.322853484732">
                <text:p>441.322853484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0988936809999">
                <text:p>10.0988936809999</text:p>
              </table:table-cell>
              <table:table-cell office:value-type="float" office:value="443.377088001772">
                <text:p>443.377088001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2335940329999">
                <text:p>10.2335940329999</text:p>
              </table:table-cell>
              <table:table-cell office:value-type="float" office:value="445.433134428692">
                <text:p>445.433134428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3680975090001">
                <text:p>10.3680975090001</text:p>
              </table:table-cell>
              <table:table-cell office:value-type="float" office:value="446.08512571017">
                <text:p>446.08512571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501402178">
                <text:p>10.501402178</text:p>
              </table:table-cell>
              <table:table-cell office:value-type="float" office:value="450.096762927584">
                <text:p>450.096762927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